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2.96cm"/>
    </style:style>
    <style:style style:name="pr7" style:family="presentation" style:parent-style-name="oranssi-subtitle">
      <style:graphic-properties draw:fill="solid" draw:fill-color="#ffffff" draw:auto-grow-height="true" fo:min-height="2.928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8" style:family="paragraph">
      <loext:graphic-properties draw:fill-color="#ffffff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FreeMono" fo:font-size="26pt" style:font-size-asian="26pt" style:font-size-complex="26pt"/>
    </style:style>
    <style:style style:name="T7" style:family="text">
      <style:text-properties style:font-name="FreeMono" fo:font-size="22pt" style:font-size-asian="22pt" style:font-size-complex="22pt"/>
    </style:style>
    <style:style style:name="T8" style:family="text">
      <style:text-properties style:font-name="FreeMono" fo:font-size="18pt" style:font-size-asian="18pt" style:font-size-complex="18pt"/>
    </style:style>
    <style:style style:name="T9" style:family="text">
      <style:text-properties fo:color="#000000" style:font-name="FreeMono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10.573cm" svg:x="1.501cm" svg:y="1.909cm" presentation:class="subtitle" presentation:user-transformed="true">
          <draw:text-box>
            <text:p><text:span text:style-name="T1">Estruturas de </text:span><text:span text:style-name="T1">Linguagem</text:span></text:p>
            <text:p><text:span text:style-name="T2"/></text:p>
            <text:p><text:span text:style-name="T2">Interpretação de </text:span><text:span text:style-name="T2">Programas</text:span></text:p>
            <text:p><text:span text:style-name="T2">(com </text:span><text:span text:style-name="T2">programação </text:span><text:span text:style-name="T2">funcional)</text:span></text:p>
            <text:p><text:span text:style-name="T2"/></text:p>
            <text:p><text:span text:style-name="T3">Verificação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4">Francisco Sant'Anna</text:span></text:p>
            <text:p text:style-name="P2"><text:span text:style-name="T5"/></text:p>
            <text:p text:style-name="P2"><text:span text:style-name="T5">francisco@ime.uerj.br</text:span></text:p>
            <text:p text:style-name="P2"><text:span text:style-name="T5"/></text:p>
            <text:p text:style-name="P2"><text:span text:style-name="T5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ificação Est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1" text:id="id1">Nem todo programa com sintaxe ok é válido:</text:p>
                <text:list>
                  <text:list-item>
                    <text:p xml:id="id2" text:id="id2"><text:span text:style-name="T6">“</text:span><text:span text:style-name="T6">ola” + 10; <text:s text:c="2"/>// tipos incompatíveis</text:span></text:p>
                  </text:list-item>
                  <text:list-item>
                    <text:p xml:id="id3" text:id="id3"><text:span text:style-name="T6">x = a + b; <text:s text:c="3"/>// var não declarada</text:span></text:p>
                  </text:list-item>
                  <text:list-item>
                    <text:p xml:id="id4" text:id="id4"><text:span text:style-name="T6">strlen(s,10); // param inexistent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ificação Estát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xml:id="id5" text:id="id5">Linguagem com declaração de variáveis:</text:p>
                <text:list>
                  <text:list-item>
                    <text:p xml:id="id8" text:id="id8"><text:span text:style-name="T7">verificaCmd :: Cmd -&gt; Bool</text:span></text:p>
                  </text:list-item>
                  <text:list-item>
                    <text:p xml:id="id9" text:id="id9"><text:span text:style-name="T8">verificaCmd :: [String] -&gt; Cmd -&gt; ([String],Bool)</text:span></text:p>
                  </text:list-item>
                </text:list>
              </text:list-item>
            </text:list>
          </draw:text-box>
        </draw:frame>
        <draw:frame presentation:style-name="pr6" draw:text-style-name="P7" xml:id="id6" draw:id="id6" draw:layer="layout" svg:width="12.12cm" svg:height="2.96cm" svg:x="1.109cm" svg:y="12.613cm">
          <draw:text-box>
            <text:p text:style-name="P6"><text:span text:style-name="T9">data</text:span><text:span text:style-name="T10"> Cmd = Atr String Exp</text:span></text:p>
            <text:p text:style-name="P6"><text:span text:style-name="T10"><text:s text:c="9"/></text:span><text:span text:style-name="T10">| Seq [Cmd]</text:span></text:p>
            <text:p text:style-name="P6"><text:span text:style-name="T9"><text:s text:c="9"/></text:span><text:span text:style-name="T9">| Dcl String</text:span></text:p>
          </draw:text-box>
        </draw:frame>
        <draw:frame presentation:style-name="pr7" draw:text-style-name="P7" xml:id="id7" draw:id="id7" draw:layer="layout" svg:width="12.12cm" svg:height="2.928cm" svg:x="14.509cm" svg:y="12.647cm">
          <draw:text-box>
            <text:p text:style-name="P6"><text:span text:style-name="T10">c1 = Atr “x” (Num 1)</text:span></text:p>
            <text:p text:style-name="P6"><text:span text:style-name="T10">c2 = Seq (Dcl “x”)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78</meta:editing-cycles>
    <meta:editing-duration>P61DT21H8M12S</meta:editing-duration>
    <meta:initial-creator>chico </meta:initial-creator>
    <dc:date>2019-10-29T15:13:40.273417243</dc:date>
    <meta:document-statistic meta:object-count="5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